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Resolver.checkForcedResolvedModuleRevision( ResolvedModuleRevision rm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Resolver.getAndCheckIsDynamic( ModuleRevisionId systemM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Resolver.reportFailur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icResolver.isAllownom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logArtifactAttempt( Artifact art , String attem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Resolver.checkDescriptorConsistency( ModuleRevisionId mrid , ModuleDescriptor md , ResolvedResource ivyRef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BasicResolver.parse( final ResolvedResource mdRef , DependencyDescriptor dd , ResolveData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BasicResolver.download( Artifact [ ] artifacts , Download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nresolvedDependencyException.UnresolvedDependencyException( String message , boolea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Resolver.findFirstArtifactRef( ModuleDescriptor md , DependencyDescriptor dd , Resolve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icResolver.is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getRevision( ResolvedResource ivyRef , ModuleRevisionId askedMrid , ModuleDescriptor 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sicResolver.cacheModuleDescriptor( ModuleDescriptor systemMd , ModuleRevisionId systemMrid , ResolvedResource ivyRef , ResolvedModuleRevision rm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asicResolver.setEnvDependent( boolean envDepe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Exception.UnresolvedDependenc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check( Resource resource , File dest , String algorith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sicResolver.logAttempt( String attem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Resolver.resolveAndCheckPublicationDate( DependencyDescriptor systemDd , ModuleDescriptor systemMd , ModuleRevisionId systemMrid , Resolve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icResolver.setAllownomd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Resolver.getChecksumAlgorithm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icResolver.logIvyAttempt( String atte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Resolver.setCheckconsistency( boolean checkConsit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setWorkspaceName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listModules( OrganisationEntry o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Resolver.setDescriptor( String descriptorR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Resolver.listOrganis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icResolver.resolve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Resolver.getPublicationDate( ModuleDescriptor md , DependencyDescriptor dd , Resolv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icResolver.getRMDParser( final DependencyDescriptor dd , final Resolv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icResolver.getArtifactRef( Artifact artifact , Date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sicResolver.resolveAndCheckRevision( ModuleDescriptor systemMd , ModuleRevisionId dependencyConstraint , ResolvedResource ivyRef , boolean isDynami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sicResolver.checkNotConvertedExclusionRule( ModuleDescriptor systemMd , ResolvedResource ivyRef , Resolve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icResolver.isEnvDepe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Exception.UnresolvedDependenc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locate( Artifact artif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icResolver.clearArtifact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write( ResolvedResource originalMdResource , ModuleDescriptor md , File src , Fil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icResolver.listRevisions( ModuleEntry m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icResolver.download( Artifact artifact , Resource resource , File d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icResolver.acceptLa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checkModuleDescriptorRevision( ModuleDescriptor systemMd , ModuleRevisionId system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Resolver.shouldReturnResolvedModule( DependencyDescriptor dd , ResolvedModuleRevision m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Resolver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DependencyException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reportFailure( Artifact 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icResolver.checkRevision( ModuleRevisionId systemM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Resolver.setChecksums( String checksu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getAndCheck( Resource resource , Fil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Resolver.exists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Resolver.download( final ArtifactOrigin origin , Download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icResolver.isCheckconsis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clearIvy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getDependency( DependencyDescriptor dd , ResolveData data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BasicResolver.parse( Resource resource , String re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icResolver.getDefaultRMDParser( final ModuleId 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icResolver.Basic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Resolver.listTokenValues( String token , Map otherToken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